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1 — GETTING STARTED</text:p>
          </draw:text-box>
        </draw:frame>
        <draw:frame draw:style-name="TransBox" svg:width="31.8700cm" svg:height="5.5000cm" svg:x="1.0000cm" svg:y="2.3000cm">
          <draw:text-box>
            <text:p text:style-name="PTitleMain">First Boot Checklist</text:p>
          </draw:text-box>
        </draw:frame>
        <draw:frame draw:style-name="TransBox" svg:width="31.8700cm" svg:height="3.5000cm" svg:x="1.0000cm" svg:y="8.8000cm">
          <draw:text-box>
            <text:p text:style-name="PBody">Run through this checklist immediately after installing RHEL 10. Each step takes under a minute. Resource: Notes RHEL 10 — Configuring basic system settings: Hostnames, time zones, locales, and initial configuration</text:p>
          </draw:text-box>
        </draw:frame>
        <draw:frame draw:style-name="TransBox" svg:width="31.8700cm" svg:height="0.7000cm" svg:x="1.0000cm" svg:y="17.8000cm">
          <draw:text-box>
            <text:p text:style-name="PFooter">01-getting-started/first-boot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1 — Confirm you are NOT logged in as root</text:p>
            <text:p text:style-name="PBullet">▶  2 — Check network connectivity</text:p>
            <text:p text:style-name="PBullet">▶  3 — Check DNS resolution</text:p>
            <text:p text:style-name="PBullet">▶  4 — Register the system (if not done during install)</text:p>
            <text:p text:style-name="PBullet">▶  5 — Apply all available updates</text:p>
            <text:p text:style-name="PBullet">▶  6 — Confirm SELinux is enforcing</text:p>
            <text:p text:style-name="PBullet">▶  7 — Confirm firewalld is running</text:p>
            <text:p text:style-name="PBullet">▶  8 — Check system tim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1 — Confirm you are NOT logged in as root</text:p>
          </draw:text-box>
        </draw:frame>
        <draw:frame draw:style-name="TransBox" svg:width="15.7350cm" svg:height="13.5500cm" svg:x="1.0000cm" svg:y="4.0000cm">
          <draw:text-box>
            <text:p text:style-name="PBullet">• Expected: your regular username. If it says root, log out and log in as your</text:p>
            <text:p text:style-name="PBullet">• regular user.</text:p>
          </draw:text-box>
        </draw:frame>
        <draw:frame draw:style-name="CodeBox" svg:width="15.7350cm" svg:height="13.5500cm" svg:x="17.1350cm" svg:y="4.0000cm">
          <draw:text-box>
            <text:p text:style-name="PCode">$ whoami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2 — Check network connectivity</text:p>
          </draw:text-box>
        </draw:frame>
        <draw:frame draw:style-name="TransBox" svg:width="15.7350cm" svg:height="13.5500cm" svg:x="1.0000cm" svg:y="4.0000cm">
          <draw:text-box>
            <text:p text:style-name="PBullet">• Look for: 3 packets transmitted, 3 received</text:p>
            <text:p text:style-name="PBullet">• If this fails, see NetworkManager (nmcli).</text:p>
          </draw:text-box>
        </draw:frame>
        <draw:frame draw:style-name="CodeBox" svg:width="15.7350cm" svg:height="13.5500cm" svg:x="17.1350cm" svg:y="4.0000cm">
          <draw:text-box>
            <text:p text:style-name="PCode">$ ping -c 3 8.8.8.8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3 — Check DNS resolution</text:p>
          </draw:text-box>
        </draw:frame>
        <draw:frame draw:style-name="TransBox" svg:width="15.7350cm" svg:height="13.5500cm" svg:x="1.0000cm" svg:y="4.0000cm">
          <draw:text-box>
            <text:p text:style-name="PBullet">• Look for: IP address resolved and packets received.</text:p>
          </draw:text-box>
        </draw:frame>
        <draw:frame draw:style-name="CodeBox" svg:width="15.7350cm" svg:height="13.5500cm" svg:x="17.1350cm" svg:y="4.0000cm">
          <draw:text-box>
            <text:p text:style-name="PCode">$ ping -c 2 access.redhat.com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4 — Register the system (if not done during install)</text:p>
          </draw:text-box>
        </draw:frame>
        <draw:frame draw:style-name="CodeBox" svg:width="31.8700cm" svg:height="13.5500cm" svg:x="1.0000cm" svg:y="4.0000cm">
          <draw:text-box>
            <text:p text:style-name="PCode">sudo subscription-manager register --username &lt;your-redhat-username&gt;
sudo subscription-manager attach --auto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5 — Apply all available updates</text:p>
          </draw:text-box>
        </draw:frame>
        <draw:frame draw:style-name="TransBox" svg:width="15.7350cm" svg:height="13.5500cm" svg:x="1.0000cm" svg:y="4.0000cm">
          <draw:text-box>
            <text:p text:style-name="PBullet">• This may take a few minutes on first run. Reboot if the kernel was updated.</text:p>
          </draw:text-box>
        </draw:frame>
        <draw:frame draw:style-name="CodeBox" svg:width="15.7350cm" svg:height="13.5500cm" svg:x="17.1350cm" svg:y="4.0000cm">
          <draw:text-box>
            <text:p text:style-name="PCode">sudo dnf upgrade -y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5 — Apply all available updates (cont.)</text:p>
          </draw:text-box>
        </draw:frame>
        <draw:frame draw:style-name="CodeBox" svg:width="31.8700cm" svg:height="13.5500cm" svg:x="1.0000cm" svg:y="4.0000cm">
          <draw:text-box>
            <text:p text:style-name="PCode">sudo reboo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6 — Confirm SELinux is enforcing</text:p>
          </draw:text-box>
        </draw:frame>
        <draw:frame draw:style-name="TransBox" svg:width="15.7350cm" svg:height="13.5500cm" svg:x="1.0000cm" svg:y="4.0000cm">
          <draw:text-box>
            <text:p text:style-name="PBullet">• Expected: Enforcing</text:p>
            <text:p text:style-name="PBullet">• ⚠️ Do NOT change this</text:p>
            <text:p text:style-name="PBullet">• Do not set SELinux to Permissive or Disabled. If something breaks, learn</text:p>
            <text:p text:style-name="PBullet">• to fix it correctly. See SELinux Fundamentals.</text:p>
          </draw:text-box>
        </draw:frame>
        <draw:frame draw:style-name="CodeBox" svg:width="15.7350cm" svg:height="13.5500cm" svg:x="17.1350cm" svg:y="4.0000cm">
          <draw:text-box>
            <text:p text:style-name="PCode">$ getenfor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7 — Confirm firewalld is running</text:p>
          </draw:text-box>
        </draw:frame>
        <draw:frame draw:style-name="TransBox" svg:width="15.7350cm" svg:height="13.5500cm" svg:x="1.0000cm" svg:y="4.0000cm">
          <draw:text-box>
            <text:p text:style-name="PBullet">• Expected: running</text:p>
          </draw:text-box>
        </draw:frame>
        <draw:frame draw:style-name="CodeBox" svg:width="15.7350cm" svg:height="13.5500cm" svg:x="17.1350cm" svg:y="4.0000cm">
          <draw:text-box>
            <text:p text:style-name="PCode">$ sudo firewall-cmd --stat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8 — Check system time</text:p>
          </draw:text-box>
        </draw:frame>
        <draw:frame draw:style-name="TransBox" svg:width="15.7350cm" svg:height="13.5500cm" svg:x="1.0000cm" svg:y="4.0000cm">
          <draw:text-box>
            <text:p text:style-name="PBullet">• Look for: System clock synchronized: yes and NTP service: active</text:p>
            <text:p text:style-name="PBullet">• If NTP is not active:</text:p>
          </draw:text-box>
        </draw:frame>
        <draw:frame draw:style-name="CodeBox" svg:width="15.7350cm" svg:height="13.5500cm" svg:x="17.1350cm" svg:y="4.0000cm">
          <draw:text-box>
            <text:p text:style-name="PCode">$ timedatect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8 — Check system time (cont.)</text:p>
          </draw:text-box>
        </draw:frame>
        <draw:frame draw:style-name="CodeBox" svg:width="31.8700cm" svg:height="13.5500cm" svg:x="1.0000cm" svg:y="4.0000cm">
          <draw:text-box>
            <text:p text:style-name="PCode">sudo timedatectl set-ntp tru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9 — Set a hostname (if not done during install)</text:p>
          </draw:text-box>
        </draw:frame>
        <draw:frame draw:style-name="CodeBox" svg:width="31.8700cm" svg:height="13.5500cm" svg:x="1.0000cm" svg:y="4.0000cm">
          <draw:text-box>
            <text:p text:style-name="PCode">sudo hostnamectl set-hostname rhel10-lab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10 — Take a VM snapshot</text:p>
          </draw:text-box>
        </draw:frame>
        <draw:frame draw:style-name="TransBox" svg:width="31.8700cm" svg:height="13.5500cm" svg:x="1.0000cm" svg:y="4.0000cm">
          <draw:text-box>
            <text:p text:style-name="PBullet">• Now is the perfect time to take a clean snapshot before you start making changes.</text:p>
            <text:p text:style-name="PBullet">• See Lab Workflow for instructions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First Boot Checklist</text:p>
          </draw:text-box>
        </draw:frame>
        <draw:frame draw:style-name="TransBox" svg:width="31.8700cm" svg:height="13.5500cm" svg:x="1.0000cm" svg:y="4.0000cm">
          <draw:text-box>
            <text:p text:style-name="PBullet">✓  1 — Confirm you are NOT logged in as root: Expected: your regular username. If it says root, log out and log in as your</text:p>
            <text:p text:style-name="PBullet">✓  2 — Check network connectivity: Look for: 3 packets transmitted, 3 received</text:p>
            <text:p text:style-name="PBullet">✓  3 — Check DNS resolution: Look for: IP address resolved and packets received.</text:p>
            <text:p text:style-name="PBullet">✓  4 — Register the system (if not done during install)</text:p>
            <text:p text:style-name="PBullet">✓  5 — Apply all available updates: This may take a few minutes on first run. Reboot if the kernel was updated.</text:p>
            <text:p text:style-name="PBullet">✓  6 — Confirm SELinux is enforcing: Expected: Enforcing</text:p>
            <text:p text:style-name="PBullet">✓  7 — Confirm firewalld is running: Expected: running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